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.initKeyMa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sitionComparato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edDiskCache.optimizeF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IndexedDiskCache.loadKey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dexedDiskCache.getBytes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getRecyleB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addToRecycleBin( IndexedDiskElementDescriptor d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edDiskCache.getRecy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disposeInterna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dexedDiskCache.performGroupRemoval( GroupId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dexedDisk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getTime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processRemove( Serializable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dexedDiskCache.initRecycleB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edDiskCache.getDisk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processUpdate( ICacheElement c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IndexedDiskCache.saveKey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dexedDiskCache.performSingleKeyRemoval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DiskCache.getDataFil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RUMap.processRemovedLRU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edDiskCache.doOptimizeRealTim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ndexedDiskCache.getStatistic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IndexedDisk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performPartialKeyRemoval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dexedDiskCache.r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dexedDiskCach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createPositionSortedDescripto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DiskCache.IndexedDiskCache( IndexedDiskCacheAttributes c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IndexedDiskCache.dump( boolean dump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edDiskCache.defragFile( IndexedDiskElementDescriptor [ ] defragList , long starting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dexedDiskCache.checkKeyDataConsistency( boolean checkForDedOverlap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dexedDiskCache.processGetMatching(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dexedDiskCache.readElement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edDiskCache.checkForDedOverlaps( IndexedDiskElementDescriptor [ ] sortedDescript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dexedDiskCache.process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dexedDiskCache.incrementHi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.process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edDiskCache.getGroupKeys( String grou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dexedDiskCache.processGet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dexedDiskCache.adjustBytesFree( IndexedDiskElementDescriptor ded , boolean ad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